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Nils Mak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calcext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9" calcext:value-type="date">
            <text:p>02/19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pzoekwerk over functionele analyse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table:number-columns-repeated="2"/>
          <table:table-cell table:style-name="ce4"/>
          <table:table-cell table:number-columns-repeated="1020"/>
        </table:table-row>
        <table:table-row table:style-name="ro2" table:number-rows-repeated="4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11])" office:value-type="float" office:value="4.5" calcext:value-type="float">
            <text:p>4.5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werk begrippen </text:p>
          </table:table-cell>
          <table:table-cell table:number-columns-repeated="1020"/>
        </table:table-row>
        <table:table-row table:style-name="ro4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stellen email naar Solva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2" calcext:value-type="date">
            <text:p>02/22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2" calcext:value-type="date">
            <text:p>02/22/17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Tweede meeting omtrent domeinmodel en use cases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3" calcext:value-type="date">
            <text:p>02/23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Construeren use cases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6:.C23])" office:value-type="float" office:value="4.8" calcext:value-type="float">
            <text:p>4.8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 style:data-style-name="N2" text:time-value="19:17:56.50771639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5-02-04T11:19:11Z</meta:creation-date>
    <dc:date>2017-02-23T19:19:37.348195187</dc:date>
    <meta:editing-cycles>33</meta:editing-cycles>
    <meta:editing-duration>PT46M22S</meta:editing-duration>
    <meta:document-statistic meta:table-count="1" meta:cell-count="37" meta:object-count="0"/>
  </office:meta>
</office:document-meta>
</file>